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48cm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0.925cm"/>
    </style:style>
    <style:style style:name="gr3" style:family="graphic" style:parent-style-name="standard">
      <style:graphic-properties draw:fill-color="#ffe5ca" draw:textarea-horizontal-align="justify" draw:textarea-vertical-align="top" draw:auto-grow-height="false" fo:min-height="1.909cm" fo:min-width="4.58cm"/>
    </style:style>
    <style:style style:name="gr4" style:family="graphic" style:parent-style-name="standard">
      <style:graphic-properties draw:fill-color="#ffe5ca" draw:textarea-horizontal-align="justify" draw:textarea-vertical-align="top" draw:auto-grow-height="false" fo:min-height="3.687cm" fo:min-width="4.58cm"/>
    </style:style>
    <style:style style:name="gr5" style:family="graphic" style:parent-style-name="standard">
      <style:graphic-properties draw:fill-color="#ffe5ca" draw:textarea-horizontal-align="justify" draw:textarea-vertical-align="top" draw:auto-grow-height="false" fo:min-height="1.401cm" fo:min-width="4.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1.909cm" fo:min-width="4.58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-color="#ffe5ca" draw:textarea-horizontal-align="justify" draw:textarea-vertical-align="middle" draw:auto-grow-height="false" fo:min-height="1.211cm" fo:min-width="1.088cm"/>
    </style:style>
    <style:style style:name="gr11" style:family="graphic" style:parent-style-name="standard">
      <style:graphic-properties draw:fill-color="#ffe5ca" draw:textarea-horizontal-align="justify" draw:textarea-vertical-align="top" draw:auto-grow-height="false" fo:min-height="2.163cm" fo:min-width="4.58cm"/>
    </style:style>
    <style:style style:name="gr12" style:family="graphic" style:parent-style-name="standard">
      <style:graphic-properties draw:fill-color="#ffe5ca" draw:textarea-horizontal-align="justify" draw:textarea-vertical-align="top" draw:auto-grow-height="false" fo:min-height="1.782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5" style:family="paragraph">
      <loext:graphic-properties draw:fill-color="#ffe5c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255cm" svg:height="1.698cm" svg:x="10.525cm" svg:y="1.08cm">
          <draw:text-box>
            <text:p text:style-name="P1">Brandon’s Pokemon Game</text:p>
            <text:p text:style-name="P1">Top Level Game Flow</text:p>
          </draw:text-box>
        </draw:frame>
        <draw:frame draw:style-name="gr2" draw:text-style-name="P4" draw:layer="layout" svg:width="8.255cm" svg:height="1.175cm" svg:x="1cm" svg:y="19.415cm">
          <draw:text-box>
            <text:p text:style-name="P3"><text:span text:style-name="T1">Last Update: 2019-04-13</text:span></text:p>
          </draw:text-box>
        </draw:frame>
        <draw:custom-shape draw:style-name="gr3" draw:text-style-name="P5" xml:id="id1" draw:id="id1" draw:layer="layout" svg:width="5.08cm" svg:height="2.159cm" svg:x="7.545cm" svg:y="3.286cm">
          <text:p text:style-name="P1"><text:span text:style-name="T2">PRE-BATTLE</text:span></text:p>
          <text:p text:style-name="P3"><text:span text:style-name="T3"/></text:p>
          <text:p text:style-name="P3"><text:span text:style-name="T3">Both players choose</text:span></text:p>
          <text:p text:style-name="P3"><text:span text:style-name="T3">an initial pokemon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08cm" svg:height="3.937cm" svg:x="7.545cm" svg:y="6.461cm">
          <draw:glue-point draw:id="4" svg:x="-4.883cm" svg:y="-2.74cm"/>
          <text:p text:style-name="P1"><text:span text:style-name="T2">START OF ROUND</text:span></text:p>
          <text:p text:style-name="P3"><text:span text:style-name="T3"/></text:p>
          <text:p text:style-name="P3"><text:span text:style-name="T3">Player with fastest pokemon</text:span></text:p>
          <text:p text:style-name="P3"><text:span text:style-name="T3">is denoted “Player 1”</text:span></text:p>
          <text:p text:style-name="P3"><text:span text:style-name="T3">Other player is denoted</text:span></text:p>
          <text:p text:style-name="P3"><text:span text:style-name="T3">“</text:span><text:span text:style-name="T3">Player 2”</text:span></text:p>
          <text:p text:style-name="P3"><text:span text:style-name="T3">How to resolve if they have</text:span></text:p>
          <text:p text:style-name="P3"><text:span text:style-name="T3">the same speed? Random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08cm" svg:height="1.651cm" svg:x="7.545cm" svg:y="11.541cm">
          <draw:glue-point draw:id="4" svg:x="3cm" svg:y="5.002cm"/>
          <draw:glue-point draw:id="5" svg:x="-2cm" svg:y="5.002cm"/>
          <text:p text:style-name="P1"><text:span text:style-name="T2">PLAYER 1 ATTACK</text:span></text:p>
          <text:p text:style-name="P3"><text:span text:style-name="T3"/></text:p>
          <text:p text:style-name="P3"><text:span text:style-name="T3">Player 1 attack is performed.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085cm" svg:y1="5.445cm" svg:x2="10.085cm" svg:y2="6.461cm" draw:start-shape="id1" draw:start-glue-point="2" draw:end-shape="id2" draw:end-glue-point="0" svg:d="M10085 5445v1016" svg:viewBox="0 0 1 1017">
          <text:p/>
        </draw:connector>
        <draw:connector draw:style-name="gr6" draw:text-style-name="P6" draw:layer="layout" svg:x1="10.085cm" svg:y1="10.398cm" svg:x2="10.085cm" svg:y2="11.541cm" draw:start-shape="id2" draw:start-glue-point="2" draw:end-shape="id3" draw:end-glue-point="0" svg:d="M10085 10398v1143" svg:viewBox="0 0 1 1144">
          <text:p/>
        </draw:connector>
        <draw:connector draw:style-name="gr7" draw:text-style-name="P7" draw:layer="layout" svg:x1="10.085cm" svg:y1="13.192cm" svg:x2="10.085cm" svg:y2="14.716cm" draw:start-shape="id3" draw:start-glue-point="2" draw:end-shape="id4" draw:end-glue-point="0" svg:d="M10085 13192v1524" svg:viewBox="0 0 1 1525">
          <text:p text:style-name="P1"><text:span text:style-name="T4">Player 2’s Pokemon</text:span></text:p>
          <text:p text:style-name="P1"><text:span text:style-name="T4">Has hitpoints remaining</text:span></text:p>
        </draw:connector>
        <draw:connector draw:style-name="gr7" draw:text-style-name="P7" draw:layer="layout" svg:x1="12.625cm" svg:y1="12.366cm" svg:x2="16.562cm" svg:y2="12.367cm" draw:start-shape="id3" draw:start-glue-point="1" draw:end-shape="id5" draw:end-glue-point="5" svg:d="M12625 12366h1968v1h1969" svg:viewBox="0 0 3938 2">
          <text:p text:style-name="P1"><text:span text:style-name="T4">Player 2’s</text:span></text:p>
          <text:p text:style-name="P1"><text:span text:style-name="T4">Pokemon Faints</text:span></text:p>
        </draw:connector>
        <draw:custom-shape draw:style-name="gr5" draw:text-style-name="P5" xml:id="id4" draw:id="id4" draw:layer="layout" svg:width="5.08cm" svg:height="1.651cm" svg:x="7.545cm" svg:y="14.716cm">
          <draw:glue-point draw:id="4" svg:x="-3.25cm" svg:y="5.002cm"/>
          <draw:glue-point draw:id="5" svg:x="3cm" svg:y="5.002cm"/>
          <text:p text:style-name="P1"><text:span text:style-name="T2">PLAYER 2 ATTACK</text:span></text:p>
          <text:p text:style-name="P3"><text:span text:style-name="T3"/></text:p>
          <text:p text:style-name="P3"><text:span text:style-name="T3">Player 2 attack is performed.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5.08cm" svg:height="2.159cm" svg:x="21.776cm" svg:y="11.287cm">
          <text:p text:style-name="P1"><text:span text:style-name="T2">BATTLE OVER</text:span></text:p>
          <text:p text:style-name="P1"><text:span text:style-name="T2">PLAYER 1 WIN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68cm" svg:y1="8.429cm" svg:x2="12.625cm" svg:y2="8.429cm" draw:start-shape="id6" draw:start-glue-point="3" draw:end-shape="id2" draw:end-glue-point="1" svg:d="M15680 8429h-3055" svg:viewBox="0 0 3056 1">
          <text:p/>
        </draw:connector>
        <draw:connector draw:style-name="gr9" draw:text-style-name="P7" xml:id="id7" draw:id="id7" draw:layer="layout" svg:x1="7.545cm" svg:y1="15.541cm" svg:x2="4.048cm" svg:y2="15.508cm" draw:start-shape="id4" draw:start-glue-point="3" svg:d="M7545 15541h-1999v-33h-1498" svg:viewBox="0 0 3498 34">
          <text:p text:style-name="P1"><text:span text:style-name="T4">Player 1’s Pokemon</text:span></text:p>
          <text:p text:style-name="P1"><text:span text:style-name="T4">Has hitpoints remaining</text:span></text:p>
        </draw:connector>
        <draw:connector draw:style-name="gr7" draw:text-style-name="P7" draw:layer="layout" svg:x1="4.048cm" svg:y1="15.508cm" svg:x2="7.545cm" svg:y2="8.429cm" draw:start-shape="id7" draw:start-glue-point="3" draw:end-shape="id2" draw:end-glue-point="3" svg:d="M4048 15508v-7079h3497" svg:viewBox="0 0 3498 7080">
          <text:p><text:span text:style-name="T4"/></text:p>
        </draw:connector>
        <draw:connector draw:style-name="gr7" draw:text-style-name="P7" draw:layer="layout" svg:x1="12.625cm" svg:y1="15.541cm" svg:x2="16.494cm" svg:y2="15.542cm" draw:start-shape="id4" draw:start-glue-point="1" draw:end-shape="id8" draw:end-glue-point="5" svg:d="M12625 15541h1934v1h1935" svg:viewBox="0 0 3870 2">
          <text:p text:style-name="P1"><text:span text:style-name="T4">Player 1’s</text:span></text:p>
          <text:p text:style-name="P1"><text:span text:style-name="T4">Pokemon Faints</text:span></text:p>
        </draw:connector>
        <draw:custom-shape draw:style-name="gr10" draw:text-style-name="P8" xml:id="id5" draw:id="id5" draw:layer="layout" svg:width="3.175cm" svg:height="2.921cm" svg:x="16.562cm" svg:y="10.906cm">
          <text:p text:style-name="P1"><text:span text:style-name="T5">Does</text:span></text:p>
          <text:p text:style-name="P1"><text:span text:style-name="T5">Player 2 have</text:span></text:p>
          <text:p text:style-name="P1"><text:span text:style-name="T5">any Pokemon</text:span></text:p>
          <text:p text:style-name="P1"><text:span text:style-name="T5">Remain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6" draw:id="id6" draw:layer="layout" svg:width="5.08cm" svg:height="2.413cm" svg:x="15.68cm" svg:y="7.223cm">
          <text:p text:style-name="P1"><text:span text:style-name="T2">PLAYER 2 CHOOSE</text:span></text:p>
          <text:p text:style-name="P3"><text:span text:style-name="T3"/></text:p>
          <text:p text:style-name="P3"><text:span text:style-name="T3">Player 2 chooses a</text:span></text:p>
          <text:p text:style-name="P3"><text:span text:style-name="T3">remaining Pokemon, but</text:span></text:p>
          <text:p text:style-name="P3"><text:span text:style-name="T3">doesn’t attack this round.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8.15cm" svg:y1="10.906cm" svg:x2="18.22cm" svg:y2="9.636cm" draw:start-shape="id5" draw:start-glue-point="4" draw:end-shape="id6" draw:end-glue-point="2" svg:d="M18150 10906v-636h70v-634" svg:viewBox="0 0 71 1271">
          <text:p text:style-name="P1"><text:span text:style-name="T5">Yes</text:span></text:p>
        </draw:connector>
        <draw:custom-shape draw:style-name="gr10" draw:text-style-name="P8" xml:id="id8" draw:id="id8" draw:layer="layout" svg:width="3.175cm" svg:height="2.921cm" svg:x="16.494cm" svg:y="14.081cm">
          <text:p text:style-name="P1"><text:span text:style-name="T5">Does</text:span></text:p>
          <text:p text:style-name="P1"><text:span text:style-name="T5">Player 1 have</text:span></text:p>
          <text:p text:style-name="P1"><text:span text:style-name="T5">any Pokemon</text:span></text:p>
          <text:p text:style-name="P1"><text:span text:style-name="T5">Remain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9" draw:layer="layout" svg:x1="19.737cm" svg:y1="12.367cm" svg:x2="21.776cm" svg:y2="12.366cm" draw:start-shape="id5" draw:start-glue-point="7" draw:end-shape="id9" draw:end-glue-point="3" svg:d="M19737 12367h1020v-1h1019" svg:viewBox="0 0 2040 2">
          <text:p text:style-name="P1"><text:span text:style-name="T5">No</text:span></text:p>
        </draw:connector>
        <draw:custom-shape draw:style-name="gr8" draw:text-style-name="P5" xml:id="id10" draw:id="id10" draw:layer="layout" svg:width="5.08cm" svg:height="2.159cm" svg:x="21.708cm" svg:y="14.462cm">
          <text:p text:style-name="P1"><text:span text:style-name="T2">BATTLE OVER</text:span></text:p>
          <text:p text:style-name="P1"><text:span text:style-name="T2">PLAYER 2 WIN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9.669cm" svg:y1="15.542cm" svg:x2="21.708cm" svg:y2="15.541cm" draw:start-shape="id8" draw:start-glue-point="7" draw:end-shape="id10" draw:end-glue-point="3" svg:d="M19669 15542h1020v-1h1019" svg:viewBox="0 0 2040 2">
          <text:p text:style-name="P1"><text:span text:style-name="T5">No</text:span></text:p>
        </draw:connector>
        <draw:custom-shape draw:style-name="gr12" draw:text-style-name="P5" xml:id="id11" draw:id="id11" draw:layer="layout" svg:width="5.08cm" svg:height="2.032cm" svg:x="15.478cm" svg:y="18.145cm">
          <text:p text:style-name="P1"><text:span text:style-name="T2">PLAYER 1 CHOOSE</text:span></text:p>
          <text:p text:style-name="P3"><text:span text:style-name="T3"/></text:p>
          <text:p text:style-name="P3"><text:span text:style-name="T3">Player 1 chooses a</text:span></text:p>
          <text:p text:style-name="P3"><text:span text:style-name="T3">remaining Pokemon.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8.082cm" svg:y1="17.002cm" svg:x2="18.018cm" svg:y2="18.145cm" draw:start-shape="id8" draw:start-glue-point="6" draw:end-shape="id11" draw:end-glue-point="0" svg:d="M18082 17002v572h-64v571" svg:viewBox="0 0 65 1144">
          <text:p text:style-name="P1"><text:span text:style-name="T5">Yes</text:span></text:p>
        </draw:connector>
        <draw:connector draw:style-name="gr7" draw:text-style-name="P7" draw:layer="layout" draw:line-skew="-4.393cm" svg:x1="15.478cm" svg:y1="19.161cm" svg:x2="7.605cm" svg:y2="7.351cm" draw:start-shape="id11" draw:start-glue-point="3" draw:end-shape="id2" draw:end-glue-point="4" svg:d="M15478 19161h-12827v-11810h4954" svg:viewBox="0 0 12828 11811">
          <text:p/>
        </draw:connector>
        <draw:connector draw:style-name="gr7" draw:text-style-name="P11" draw:layer="layout" svg:x1="3.563cm" svg:y1="4.374cm" svg:x2="7.545cm" svg:y2="4.365cm" draw:end-shape="id1" draw:end-glue-point="3" svg:d="M3563 4374h1741v-9h2241" svg:viewBox="0 0 3983 10">
          <text:p text:style-name="P10">Start of</text:p>
          <text:p text:style-name="P10">Program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0:55:03.638000000</meta:creation-date>
    <dc:date>2019-04-13T11:30:24.214000000</dc:date>
    <meta:editing-duration>PT4M13S</meta:editing-duration>
    <meta:editing-cycles>2</meta:editing-cycles>
    <meta:generator>LibreOffice/6.0.6.2$Windows_X86_64 LibreOffice_project/0c292870b25a325b5ed35f6b45599d2ea4458e77</meta:generator>
    <meta:document-statistic meta:object-count="26"/>
  </office:meta>
</office:document-meta>
</file>